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subtitle">
      <style:graphic-properties draw:fill-color="#ffffff" draw:auto-grow-height="true" fo:min-height="16.255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fo:min-height="3.506cm"/>
    </style:style>
    <style:style style:name="pr4" style:family="presentation" style:parent-style-name="Default-outline1">
      <style:graphic-properties fo:min-height="11.929cm"/>
    </style:style>
    <style:style style:name="pr5" style:family="presentation" style:parent-style-name="Default-notes">
      <style:graphic-properties draw:fill-color="#ffffff" fo:min-height="12.572cm"/>
    </style:style>
    <style:style style:name="pr6" style:family="presentation" style:parent-style-name="Default-subtitle">
      <style:graphic-properties draw:fill-color="#ffffff" fo:min-height="16.255cm"/>
    </style:style>
    <style:style style:name="P1" style:family="paragraph">
      <style:text-properties fo:font-size="32pt"/>
    </style:style>
    <style:style style:name="P2" style:family="paragraph">
      <style:text-properties fo:font-size="20pt"/>
    </style:style>
    <style:style style:name="P3" style:family="paragraph">
      <style:text-properties fo:font-style="italic" style:font-style-asian="italic" style:font-style-complex="italic"/>
    </style:style>
    <style:style style:name="T1" style:family="text">
      <style:text-properties fo:font-size="32pt"/>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tyle="normal" style:font-style-asian="normal"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text:span text:style-name="T1">Java Secure Coding – Hacking and defense techniques</text:span></text:p>
          </draw:text-box>
        </draw:frame>
        <presentation:notes draw:style-name="dp2">
          <draw:page-thumbnail draw:style-name="gr1" draw:layer="layout" svg:width="13.968cm" svg:height="10.476cm" svg:x="3.81cm" svg:y="2.123cm" draw:page-number="1" presentation:class="page"/>
          <draw:frame presentation:style-name="pr2"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o am I?</text:p>
          </draw:text-box>
        </draw:frame>
        <draw:frame presentation:style-name="pr4" draw:layer="layout" svg:width="24.639cm" svg:height="12.179cm" svg:x="1.4cm" svg:y="4.914cm" presentation:class="outline">
          <draw:text-box>
            <text:list text:style-name="L2">
              <text:list-item>
                <text:p>Mark Veltzer (mark@veltzer.net).</text:p>
              </text:list-item>
              <text:list-item>
                <text:p>Technology geek</text:p>
              </text:list-item>
              <text:list-item>
                <text:p>CTO of Hinbit</text:p>
              </text:list-item>
              <text:list-item>
                <text:p>Senior instructor on many subjects</text:p>
              </text:list-item>
              <text:list-item>
                <text:p>Linux kernel developer</text:p>
              </text:list-item>
              <text:list-item>
                <text:p>Jazz piano player</text:p>
              </text:list-item>
              <text:list-item>
                <text:p>Political philosopher (check out my book “שלטון ההמון”)</text:p>
              </text:list-item>
              <text:list-item>
                <text:p>Maintainer of GNU grep</text:p>
              </text:list-item>
            </text:list>
          </draw:text-box>
        </draw:frame>
        <presentation:notes draw:style-name="dp2">
          <draw:page-thumbnail draw:style-name="gr1" draw:layer="layout" svg:width="13.968cm" svg:height="10.476cm" svg:x="3.81cm" svg:y="2.123cm" draw:page-number="2" presentation:class="page"/>
          <draw:frame presentation:style-name="pr5"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o are you?</text:p>
          </draw:text-box>
        </draw:frame>
        <draw:frame presentation:style-name="pr4" draw:layer="layout" svg:width="24.639cm" svg:height="12.179cm" svg:x="1.4cm" svg:y="4.914cm" presentation:class="outline">
          <draw:text-box>
            <text:list text:style-name="L2">
              <text:list-item>
                <text:p>Please let us know about yourself.</text:p>
              </text:list-item>
              <text:list-item>
                <text:p>Please note number of years in programming Java, C experience, operating system familiarity, hacking familiarity.</text:p>
              </text:list-item>
            </text:list>
          </draw:text-box>
        </draw:frame>
        <presentation:notes draw:style-name="dp2">
          <draw:page-thumbnail draw:style-name="gr1" draw:layer="layout" svg:width="13.968cm" svg:height="10.476cm" svg:x="3.81cm" svg:y="2.123cm" draw:page-number="3" presentation:class="page"/>
          <draw:frame presentation:style-name="pr5"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Objectives</text:p>
          </draw:text-box>
        </draw:frame>
        <draw:frame presentation:style-name="pr4" draw:layer="layout" svg:width="24.639cm" svg:height="12.179cm" svg:x="1.4cm" svg:y="4.914cm" presentation:class="outline">
          <draw:text-box>
            <text:list text:style-name="L2">
              <text:list-item>
                <text:p>Overview the security landscape</text:p>
              </text:list-item>
              <text:list-item>
                <text:p>Gain an understanding of the major threats</text:p>
              </text:list-item>
              <text:list-item>
                <text:p>Review best practices for secure programming</text:p>
              </text:list-item>
              <text:list-item>
                <text:p>Get a glimpse of related APIs</text:p>
              </text:list-item>
              <text:list-item>
                <text:p>Understand higher security concepts like class loaders and more</text:p>
              </text:list-item>
            </text:list>
          </draw:text-box>
        </draw:frame>
        <presentation:notes draw:style-name="dp2">
          <draw:page-thumbnail draw:style-name="gr1" draw:layer="layout" svg:width="13.968cm" svg:height="10.476cm" svg:x="3.81cm" svg:y="2.123cm" draw:page-number="4" presentation:class="page"/>
          <draw:frame presentation:style-name="pr5"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at we will cover</text:p>
          </draw:text-box>
        </draw:frame>
        <draw:frame presentation:style-name="pr4" draw:layer="layout" svg:width="24.639cm" svg:height="12.179cm" svg:x="1.4cm" svg:y="4.914cm" presentation:class="outline">
          <draw:text-box>
            <text:list text:style-name="L2">
              <text:list-item>
                <text:p>Basic concepts (TLS/SSL, MITM, OS security)</text:p>
              </text:list-item>
              <text:list-item>
                <text:p>To overview security threats (OWASP top 10)</text:p>
              </text:list-item>
              <text:list-item>
                <text:p>Secure code best practices</text:p>
              </text:list-item>
              <text:list-item>
                <text:p>Using validation (JSR 303)</text:p>
              </text:list-item>
              <text:list-item>
                <text:p>The Java Security manager</text:p>
              </text:list-item>
              <text:list-item>
                <text:p>JavaEE Security</text:p>
              </text:list-item>
              <text:list-item>
                <text:p>Web Services Security</text:p>
              </text:list-item>
            </text:list>
          </draw:text-box>
        </draw:frame>
        <presentation:notes draw:style-name="dp2">
          <draw:page-thumbnail draw:style-name="gr1" draw:layer="layout" svg:width="13.968cm" svg:height="10.476cm" svg:x="3.81cm" svg:y="2.123cm" draw:page-number="5" presentation:class="page"/>
          <draw:frame presentation:style-name="pr5"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32">
        <office:forms form:automatic-focus="false" form:apply-design-mode="false"/>
        <draw:frame presentation:style-name="pr6" draw:text-style-name="P1" draw:layer="layout" svg:width="25.199cm" svg:height="16.255cm" svg:x="1.4cm" svg:y="0.837cm" presentation:class="subtitle">
          <draw:text-box>
            <text:list text:style-name="L1">
              <text:list-header>
                <text:p><text:span text:style-name="T1">Basic concepts (MITM, TLS/SSL, OS security)</text:span></text:p>
              </text:list-header>
            </text:list>
          </draw:text-box>
        </draw:frame>
        <presentation:notes draw:style-name="dp2">
          <draw:page-thumbnail draw:style-name="gr1" draw:layer="layout" svg:width="13.968cm" svg:height="10.476cm" svg:x="3.81cm" svg:y="2.123cm" draw:page-number="6" presentation:class="page"/>
          <draw:frame presentation:style-name="pr5"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Man in the middle</text:p>
          </draw:text-box>
        </draw:frame>
        <draw:frame presentation:style-name="pr4" draw:layer="layout" svg:width="24.639cm" svg:height="12.179cm" svg:x="1.4cm" svg:y="4.914cm" presentation:class="outline" presentation:user-transformed="true">
          <draw:text-box>
            <text:list text:style-name="L2">
              <text:list-item>
                <text:p>Definition (wikipedia): <text:span text:style-name="T2">“MITM is a form of active eavesdropping in which the attacker makes independent connections with the victims and relays messages between them, making them believe that they are talking directly to each other over a private connection, when in fact the entire conversation is controlled by the attacker. “</text:span></text:p>
              </text:list-item>
            </text:list>
          </draw:text-box>
        </draw:frame>
        <presentation:notes draw:style-name="dp2">
          <draw:page-thumbnail draw:style-name="gr1" draw:layer="layout" svg:width="13.968cm" svg:height="10.476cm" svg:x="3.81cm" svg:y="2.123cm" draw:page-number="7" presentation:class="page"/>
          <draw:frame presentation:style-name="pr5"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TLS/SSL</text:p>
          </draw:text-box>
        </draw:frame>
        <draw:frame presentation:style-name="pr4" draw:layer="layout" svg:width="24.639cm" svg:height="12.179cm" svg:x="1.4cm" svg:y="4.914cm" presentation:class="outline">
          <draw:text-box>
            <text:list text:style-name="L2">
              <text:list-item>
                <text:p>Definition (wikipedia): <text:span text:style-name="T2">“TLS and SSL cryptographic protocols which are designed to provide communication security over the Internet.[1] They use X.509 certificates and hence asymmetric cryptography to assure the counterparty whom they are talking with, and to exchange a symmetric key. This session key is then used to encrypt data flowing between the parties. “</text:span></text:p>
              </text:list-item>
            </text:list>
          </draw:text-box>
        </draw:frame>
        <presentation:notes draw:style-name="dp2">
          <draw:page-thumbnail draw:style-name="gr1" draw:layer="layout" svg:width="13.968cm" svg:height="10.476cm" svg:x="3.81cm" svg:y="2.123cm" draw:page-number="8" presentation:class="page"/>
          <draw:frame presentation:style-name="pr5"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Operating system level security</text:p>
          </draw:text-box>
        </draw:frame>
        <draw:frame presentation:style-name="pr4" draw:layer="layout" svg:width="24.639cm" svg:height="12.179cm" svg:x="1.4cm" svg:y="4.914cm" presentation:class="outline">
          <draw:text-box>
            <text:list text:style-name="L2">
              <text:list-item>
                <text:p>Is based on user space/kernel space separation.</text:p>
              </text:list-item>
              <text:list-item>
                <text:p>Is backed by hardware.</text:p>
              </text:list-item>
              <text:list-item>
                <text:p>You enjoy when you run your java app.</text:p>
              </text:list-item>
              <text:list-item>
                <text:p><text:span text:style-name="T3">Never run your app as root!</text:span></text:p>
              </text:list-item>
              <text:list-item>
                <text:p><text:span text:style-name="T4">There are ways to give your app enough privileges so you don't have to run it as root.</text:span></text:p>
              </text:list-item>
            </text:list>
          </draw:text-box>
        </draw:frame>
        <presentation:notes draw:style-name="dp2">
          <draw:page-thumbnail draw:style-name="gr1" draw:layer="layout" svg:width="13.968cm" svg:height="10.476cm" svg:x="3.81cm" svg:y="2.123cm" draw:page-number="9" presentation:class="page"/>
          <draw:frame presentation:style-name="pr5"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Storing user passwords</text:p>
          </draw:text-box>
        </draw:frame>
        <draw:frame presentation:style-name="pr4" draw:layer="layout" svg:width="24.639cm" svg:height="12.179cm" svg:x="1.4cm" svg:y="4.914cm" presentation:class="outline">
          <draw:text-box>
            <text:list text:style-name="L2">
              <text:list-item>
                <text:p>Never store users passwords in your database.</text:p>
              </text:list-item>
              <text:list-item>
                <text:p>Store hash functions of them. Make them strong (sha1, sha2...).</text:p>
              </text:list-item>
              <text:list-item>
                <text:p>Use private/public keys if you want better security.</text:p>
              </text:list-item>
              <text:list-item>
                <text:p>Force users to change passwords.</text:p>
              </text:list-item>
              <text:list-item>
                <text:p>Create special password entry dialogs that don't remember last entered data...</text:p>
              </text:list-item>
            </text:list>
          </draw:text-box>
        </draw:frame>
        <presentation:notes draw:style-name="dp2">
          <draw:page-thumbnail draw:style-name="gr1" draw:layer="layout" svg:width="13.968cm" svg:height="10.476cm" svg:x="3.81cm" svg:y="2.123cm" draw:page-number="10" presentation:class="page"/>
          <draw:frame presentation:style-name="pr5"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Is Java more secure than other programming languages?</text:p>
          </draw:text-box>
        </draw:frame>
        <draw:frame presentation:style-name="pr4" draw:layer="layout" svg:width="24.639cm" svg:height="12.179cm" svg:x="1.4cm" svg:y="4.914cm" presentation:class="outline">
          <draw:text-box>
            <text:list text:style-name="L2">
              <text:list-item>
                <text:p><text:span text:style-name="T3">yes </text:span><text:span text:style-name="T4">(when compared to lower level languages).</text:span></text:p>
              </text:list-item>
              <text:list-item>
                <text:p><text:span text:style-name="T3">no</text:span><text:span text:style-name="T4"> (when you consider the sizes of the systems being implemented in Java).</text:span></text:p>
              </text:list-item>
              <text:list-item>
                <text:p><text:span text:style-name="T3">yes</text:span><text:span text:style-name="T4"> (when you consider the frameworks that help you along).</text:span></text:p>
              </text:list-item>
              <text:list-item>
                <text:p><text:span text:style-name="T3">No </text:span><text:span text:style-name="T4">(when considering the mess that people make out of using all of those different frameworks).</text:span></text:p>
              </text:list-item>
              <text:list-item>
                <text:p><text:span text:style-name="T4">All In all: probably (but it doesn't really matter to your system).</text:span></text:p>
              </text:list-item>
            </text:list>
          </draw:text-box>
        </draw:frame>
        <presentation:notes draw:style-name="dp2">
          <draw:page-thumbnail draw:style-name="gr1" draw:layer="layout" svg:width="13.968cm" svg:height="10.476cm" svg:x="3.81cm" svg:y="2.123cm" draw:page-number="11" presentation:class="page"/>
          <draw:frame presentation:style-name="pr5"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Security is not absolute</text:p>
          </draw:text-box>
        </draw:frame>
        <draw:frame presentation:style-name="pr4" draw:layer="layout" svg:width="24.639cm" svg:height="12.179cm" svg:x="1.4cm" svg:y="4.914cm" presentation:class="outline">
          <draw:text-box>
            <text:list text:style-name="L2">
              <text:list-item>
                <text:p>Don't think of app security as an absolute position.</text:p>
              </text:list-item>
              <text:list-item>
                <text:p>Think “secure enough”</text:p>
              </text:list-item>
              <text:list-item>
                <text:p>Enough depends, ofcourse, on your app.</text:p>
              </text:list-item>
              <text:list-item>
                <text:p>And it also depends against whom your are defending your app.</text:p>
              </text:list-item>
              <text:list-item>
                <text:p>If it's nation states then you've already lost...</text:p>
              </text:list-item>
              <text:list-item>
                <text:p>Security is a trade-off vs performance, debugging, monitoring, ease of development and more...</text:p>
              </text:list-item>
            </text:list>
          </draw:text-box>
        </draw:frame>
        <presentation:notes draw:style-name="dp2">
          <draw:page-thumbnail draw:style-name="gr1" draw:layer="layout" svg:width="13.968cm" svg:height="10.476cm" svg:x="3.81cm" svg:y="2.123cm" draw:page-number="12" presentation:class="page"/>
          <draw:frame presentation:style-name="pr5"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Consider the following questions...</text:p>
          </draw:text-box>
        </draw:frame>
        <draw:frame presentation:style-name="pr4" draw:layer="layout" svg:width="24.639cm" svg:height="12.179cm" svg:x="1.4cm" svg:y="4.914cm" presentation:class="outline">
          <draw:text-box>
            <text:list text:style-name="L2">
              <text:list-item>
                <text:p>How can we keep raising the bar to increase the difficulty of breaking our systems?</text:p>
              </text:list-item>
              <text:list-item>
                <text:p>How can we layer our defenses to prevent single points of failure?</text:p>
              </text:list-item>
              <text:list-item>
                <text:p>How can we make sure that in case of a hack we will still have a sane version of our data?</text:p>
              </text:list-item>
            </text:list>
          </draw:text-box>
        </draw:frame>
        <presentation:notes draw:style-name="dp2">
          <draw:page-thumbnail draw:style-name="gr1" draw:layer="layout" svg:width="13.968cm" svg:height="10.476cm" svg:x="3.81cm" svg:y="2.123cm" draw:page-number="13" presentation:class="page"/>
          <draw:frame presentation:style-name="pr5"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Untrusted data</text:p>
          </draw:text-box>
        </draw:frame>
        <draw:frame presentation:style-name="pr4" draw:layer="layout" svg:width="24.639cm" svg:height="12.179cm" svg:x="1.4cm" svg:y="4.914cm" presentation:class="outline">
          <draw:text-box>
            <text:list text:style-name="L2">
              <text:list-item>
                <text:p>The use and abuse of untrusted data is frequently the means by which hackers gain access to applications.</text:p>
              </text:list-item>
              <text:list-item>
                <text:p>Often this is due to the software expecting the data to be legitimate and not of malicious intent.</text:p>
              </text:list-item>
              <text:list-item>
                <text:p>Unfortunately we have to sometimes store untrusted data on our own systems. Do you remember Troy?</text:p>
              </text:list-item>
            </text:list>
          </draw:text-box>
        </draw:frame>
        <presentation:notes draw:style-name="dp2">
          <draw:page-thumbnail draw:style-name="gr1" draw:layer="layout" svg:width="13.968cm" svg:height="10.476cm" svg:x="3.81cm" svg:y="2.123cm" draw:page-number="14" presentation:class="page"/>
          <draw:frame presentation:style-name="pr5"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Untrusted data (cont)</text:p>
          </draw:text-box>
        </draw:frame>
        <draw:frame presentation:style-name="pr4" draw:layer="layout" svg:width="24.639cm" svg:height="12.179cm" svg:x="1.4cm" svg:y="4.914cm" presentation:class="outline">
          <draw:text-box>
            <text:list text:style-name="L2">
              <text:list-item>
                <text:p><text:span text:style-name="T2">“</text:span><text:span text:style-name="T2">Unstrusted data comes from any source – either direct or indirect – where integrity is not verifiable and intent may be malicious. Consider the application to be a black box and any data entering it to be untrusted.”</text:span> (Troy Hunt).</text:p>
              </text:list-item>
            </text:list>
          </draw:text-box>
        </draw:frame>
        <presentation:notes draw:style-name="dp2">
          <draw:page-thumbnail draw:style-name="gr1" draw:layer="layout" svg:width="13.968cm" svg:height="10.476cm" svg:x="3.81cm" svg:y="2.123cm" draw:page-number="15" presentation:class="page"/>
          <draw:frame presentation:style-name="pr5"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Untrusted data - examples</text:p>
          </draw:text-box>
        </draw:frame>
        <draw:frame presentation:style-name="pr4" draw:layer="layout" svg:width="24.639cm" svg:height="12.179cm" svg:x="1.4cm" svg:y="4.914cm" presentation:class="outline">
          <draw:text-box>
            <text:list text:style-name="L2">
              <text:list-item>
                <text:p>Form data</text:p>
              </text:list-item>
              <text:list-item>
                <text:p>Query strings</text:p>
              </text:list-item>
              <text:list-item>
                <text:p>Request headers</text:p>
              </text:list-item>
              <text:list-item>
                <text:p>File upload contents</text:p>
              </text:list-item>
              <text:list-item>
                <text:p>Responses from web services</text:p>
              </text:list-item>
              <text:list-item>
                <text:p>EXIF data on images</text:p>
              </text:list-item>
              <text:list-item>
                <text:p>ID3 tags on MP3 files</text:p>
              </text:list-item>
              <text:list-item>
                <text:p>Operating environment support files</text:p>
              </text:list-item>
            </text:list>
          </draw:text-box>
        </draw:frame>
        <presentation:notes draw:style-name="dp2">
          <draw:page-thumbnail draw:style-name="gr1" draw:layer="layout" svg:width="13.968cm" svg:height="10.476cm" svg:x="3.81cm" svg:y="2.123cm" draw:page-number="16" presentation:class="page"/>
          <draw:frame presentation:style-name="pr5"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Untrusted data is beyond user input</text:p>
          </draw:text-box>
        </draw:frame>
        <draw:frame presentation:style-name="pr4" draw:layer="layout" svg:width="24.639cm" svg:height="12.179cm" svg:x="1.4cm" svg:y="4.914cm" presentation:class="outline">
          <draw:text-box>
            <text:list text:style-name="L2">
              <text:list-item>
                <text:p>Client language</text:p>
              </text:list-item>
              <text:list-item>
                <text:p>User agent</text:p>
              </text:list-item>
              <text:list-item>
                <text:p>Cookies</text:p>
              </text:list-item>
              <text:list-item>
                <text:p>Accepted charset</text:p>
              </text:list-item>
              <text:list-item>
                <text:p>Data from a third party database that was hacked</text:p>
              </text:list-item>
              <text:list-item>
                <text:p>Javascript in user text</text:p>
              </text:list-item>
              <text:list-item>
                <text:p>Javascript in scraped web sites</text:p>
              </text:list-item>
            </text:list>
          </draw:text-box>
        </draw:frame>
        <presentation:notes draw:style-name="dp2">
          <draw:page-thumbnail draw:style-name="gr1" draw:layer="layout" svg:width="13.968cm" svg:height="10.476cm" svg:x="3.81cm" svg:y="2.123cm" draw:page-number="17" presentation:class="page"/>
          <draw:frame presentation:style-name="pr5"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Your system has untrusted data</text:p>
          </draw:text-box>
        </draw:frame>
        <draw:frame presentation:style-name="pr4" draw:layer="layout" svg:width="24.639cm" svg:height="12.179cm" svg:x="1.4cm" svg:y="4.914cm" presentation:class="outline" presentation:user-transformed="true">
          <draw:text-box>
            <text:list text:style-name="L2">
              <text:list-item>
                <text:p>User data in your database</text:p>
              </text:list-item>
              <text:list-item>
                <text:p>Files uploaded by users</text:p>
              </text:list-item>
              <text:list-item>
                <text:p>Log entries with user data</text:p>
              </text:list-item>
              <text:list-item>
                <text:p>Word on the assumption that your system already contains malicious data!</text:p>
              </text:list-item>
              <text:list-item>
                <text:p><text:span text:style-name="T3">Do not trust your own data!</text:span></text:p>
              </text:list-item>
            </text:list>
          </draw:text-box>
        </draw:frame>
        <presentation:notes draw:style-name="dp2">
          <draw:page-thumbnail draw:style-name="gr1" draw:layer="layout" svg:width="13.968cm" svg:height="10.476cm" svg:x="3.81cm" svg:y="2.123cm" draw:page-number="18" presentation:class="page"/>
          <draw:frame presentation:style-name="pr5"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How hackers work?</text:p>
          </draw:text-box>
        </draw:frame>
        <draw:frame presentation:style-name="pr4" draw:layer="layout" svg:width="24.639cm" svg:height="12.179cm" svg:x="1.4cm" svg:y="4.914cm" presentation:class="outline">
          <draw:text-box>
            <text:list text:style-name="L2">
              <text:list-item>
                <text:p>Hackers need a picture of your app to hack it.</text:p>
              </text:list-item>
              <text:list-item>
                <text:p>They build it piece by piece.</text:p>
              </text:list-item>
              <text:list-item>
                <text:p>Don't give them the pieces (this is the main starting point for hackers)</text:p>
              </text:list-item>
              <text:list-item>
                <text:p>Mislead them using tools (honeypots?)</text:p>
              </text:list-item>
              <text:list-item>
                <text:p>Often hackers get the information about your infrastructure by causing your app to behave in unexpected ways.</text:p>
              </text:list-item>
            </text:list>
          </draw:text-box>
        </draw:frame>
        <presentation:notes draw:style-name="dp2">
          <draw:page-thumbnail draw:style-name="gr1" draw:layer="layout" svg:width="13.968cm" svg:height="10.476cm" svg:x="3.81cm" svg:y="2.123cm" draw:page-number="19" presentation:class="page"/>
          <draw:frame presentation:style-name="pr5"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at info hackers want?</text:p>
          </draw:text-box>
        </draw:frame>
        <draw:frame presentation:style-name="pr4" draw:layer="layout" svg:width="24.639cm" svg:height="12.179cm" svg:x="1.4cm" svg:y="4.914cm" presentation:class="outline">
          <draw:text-box>
            <text:list text:style-name="L2">
              <text:list-item>
                <text:p>Database structure and version, table names, user accounts</text:p>
              </text:list-item>
              <text:list-item>
                <text:p>Application data: programming language, vm version, third party components (jars), run paths, technology (jsp?)</text:p>
              </text:list-item>
              <text:list-item>
                <text:p>Server configuration: version of the operating system, version of the container, patch level.</text:p>
              </text:list-item>
              <text:list-item>
                <text:p><text:span text:style-name="T3">Configure all of those to disclose nothing!</text:span></text:p>
              </text:list-item>
            </text:list>
          </draw:text-box>
        </draw:frame>
        <presentation:notes draw:style-name="dp2">
          <draw:page-thumbnail draw:style-name="gr1" draw:layer="layout" svg:width="13.968cm" svg:height="10.476cm" svg:x="3.81cm" svg:y="2.123cm" draw:page-number="20" presentation:class="page"/>
          <draw:frame presentation:style-name="pr5"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Technologies of obfuscation</text:p>
          </draw:text-box>
        </draw:frame>
        <draw:frame presentation:style-name="pr4" draw:layer="layout" svg:width="24.639cm" svg:height="12.179cm" svg:x="1.4cm" svg:y="4.914cm" presentation:class="outline">
          <draw:text-box>
            <text:list text:style-name="L2">
              <text:list-item>
                <text:p>Filters in Java web apps.</text:p>
              </text:list-item>
              <text:list-item>
                <text:p>UrlRewrite in java.</text:p>
              </text:list-item>
              <text:list-item>
                <text:p>mod_rewrite from apache.</text:p>
              </text:list-item>
            </text:list>
          </draw:text-box>
        </draw:frame>
        <presentation:notes draw:style-name="dp2">
          <draw:page-thumbnail draw:style-name="gr1" draw:layer="layout" svg:width="13.968cm" svg:height="10.476cm" svg:x="3.81cm" svg:y="2.123cm" draw:page-number="21" presentation:class="page"/>
          <draw:frame presentation:style-name="pr5"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Who is being hacked?</text:p>
          </draw:text-box>
        </draw:frame>
        <draw:frame presentation:style-name="pr4" draw:layer="layout" svg:width="24.639cm" svg:height="12.179cm" svg:x="1.4cm" svg:y="4.914cm" presentation:class="outline">
          <draw:text-box>
            <text:list text:style-name="L2">
              <text:list-item>
                <text:p>Everyone. RSA, last.fm, porn sites, lockheed martin, citibank, you name it...</text:p>
              </text:list-item>
              <text:list-item>
                <text:p>They are not out to get you – but they will anyway...</text:p>
              </text:list-item>
              <text:list-item>
                <text:p>Script kiddies are armed to the teeth</text:p>
              </text:list-item>
              <text:list-item>
                <text:p>And ways of sharing hacking code are getting better all the time (github, thor and more).</text:p>
              </text:list-item>
            </text:list>
          </draw:text-box>
        </draw:frame>
        <presentation:notes draw:style-name="dp2">
          <draw:page-thumbnail draw:style-name="gr1" draw:layer="layout" svg:width="13.968cm" svg:height="10.476cm" svg:x="3.81cm" svg:y="2.123cm" draw:page-number="22" presentation:class="page"/>
          <draw:frame presentation:style-name="pr5"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o are the attackers?</text:p>
          </draw:text-box>
        </draw:frame>
        <draw:frame presentation:style-name="pr4" draw:layer="layout" svg:width="24.639cm" svg:height="12.179cm" svg:x="1.4cm" svg:y="4.914cm" presentation:class="outline">
          <draw:text-box>
            <text:list text:style-name="L2">
              <text:list-item>
                <text:p>Online criminals motivated by cash.</text:p>
              </text:list-item>
              <text:list-item>
                <text:p>Hacktivists seeking notoriety, sometimes motivated by a greater cause.</text:p>
              </text:list-item>
              <text:list-item>
                <text:p>Nation states - “cyber warfare”</text:p>
              </text:list-item>
            </text:list>
          </draw:text-box>
        </draw:frame>
        <presentation:notes draw:style-name="dp2">
          <draw:page-thumbnail draw:style-name="gr1" draw:layer="layout" svg:width="13.968cm" svg:height="10.476cm" svg:x="3.81cm" svg:y="2.123cm" draw:page-number="23" presentation:class="page"/>
          <draw:frame presentation:style-name="pr5"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y web security?</text:p>
          </draw:text-box>
        </draw:frame>
        <draw:frame presentation:style-name="pr4" draw:layer="layout" svg:width="24.639cm" svg:height="12.179cm" svg:x="1.4cm" svg:y="4.914cm" presentation:class="outline" presentation:user-transformed="true">
          <draw:text-box>
            <text:list text:style-name="L2">
              <text:list-item>
                <text:p>90% of websites have serious security flaws.</text:p>
              </text:list-item>
              <text:list-item>
                <text:p>The threats are increasingly coming from external attackers.</text:p>
              </text:list-item>
              <text:list-item>
                <text:p>Social engineering attack vectors are gaining ground and diversifying</text:p>
              </text:list-item>
              <text:list-item>
                <text:p>Multi-nationals do not make life easier.</text:p>
              </text:list-item>
              <text:list-item>
                <text:p>It takes minutes to breach yet months to fix.</text:p>
              </text:list-item>
            </text:list>
          </draw:text-box>
        </draw:frame>
        <presentation:notes draw:style-name="dp2">
          <draw:page-thumbnail draw:style-name="gr1" draw:layer="layout" svg:width="13.968cm" svg:height="10.476cm" svg:x="3.81cm" svg:y="2.123cm" draw:page-number="24" presentation:class="page"/>
          <draw:frame presentation:style-name="pr5"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1T32">
        <office:forms form:automatic-focus="false" form:apply-design-mode="false"/>
        <draw:frame presentation:style-name="pr6" draw:text-style-name="P1" draw:layer="layout" svg:width="25.199cm" svg:height="16.255cm" svg:x="1.4cm" svg:y="0.837cm" presentation:class="subtitle">
          <draw:text-box>
            <text:list text:style-name="L1">
              <text:list-header>
                <text:p><text:span text:style-name="T1">OWASP top 10</text:span></text:p>
              </text:list-header>
            </text:list>
          </draw:text-box>
        </draw:frame>
        <presentation:notes draw:style-name="dp2">
          <draw:page-thumbnail draw:style-name="gr1" draw:layer="layout" svg:width="13.968cm" svg:height="10.476cm" svg:x="3.81cm" svg:y="2.123cm" draw:page-number="25" presentation:class="page"/>
          <draw:frame presentation:style-name="pr5" draw:text-style-name="P2"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OWASP intro</text:p>
          </draw:text-box>
        </draw:frame>
        <draw:frame presentation:style-name="pr4" draw:layer="layout" svg:width="24.639cm" svg:height="12.179cm" svg:x="1.4cm" svg:y="4.914cm" presentation:class="outline">
          <draw:text-box>
            <text:list text:style-name="L2">
              <text:list-item>
                <text:p>The Open Web Application Security Project (formed 2001)</text:p>
              </text:list-item>
              <text:list-item>
                <text:p>Open community</text:p>
              </text:list-item>
              <text:list-item>
                <text:p>Maintains several security related projects.</text:p>
              </text:list-item>
              <text:list-item>
                <text:p><text:span text:style-name="T2">“</text:span><text:span text:style-name="T2">... dedicated to enabling organizations to conceive, develop, acquire, operate and maintain application that can be trusted ...”</text:span></text:p>
              </text:list-item>
            </text:list>
          </draw:text-box>
        </draw:frame>
        <presentation:notes draw:style-name="dp2">
          <draw:page-thumbnail draw:style-name="gr1" draw:layer="layout" svg:width="13.968cm" svg:height="10.476cm" svg:x="3.81cm" svg:y="2.123cm" draw:page-number="26" presentation:class="page"/>
          <draw:frame presentation:style-name="pr5"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OWASP top 10</text:p>
          </draw:text-box>
        </draw:frame>
        <draw:frame presentation:style-name="pr4" draw:layer="layout" svg:width="24.639cm" svg:height="12.179cm" svg:x="1.4cm" svg:y="4.914cm" presentation:class="outline">
          <draw:text-box>
            <text:list text:style-name="L2">
              <text:list-item>
                <text:p>The “Top 10” is a list of the ten most critical web application security risks</text:p>
              </text:list-item>
              <text:list-item>
                <text:p>Revised 2003, 2004, 2007 and 2010.</text:p>
              </text:list-item>
              <text:list-item>
                <text:p>Technology agnostic.</text:p>
              </text:list-item>
              <text:list-item>
                <text:p>Quoted very often.</text:p>
              </text:list-item>
              <text:list-item>
                <text:p>Start with these 10 even though they don't cover 100% of the risks...</text:p>
              </text:list-item>
            </text:list>
          </draw:text-box>
        </draw:frame>
        <presentation:notes draw:style-name="dp2">
          <draw:page-thumbnail draw:style-name="gr1" draw:layer="layout" svg:width="13.968cm" svg:height="10.476cm" svg:x="3.81cm" svg:y="2.123cm" draw:page-number="27" presentation:class="page"/>
          <draw:frame presentation:style-name="pr5"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How to describe a risk?</text:p>
          </draw:text-box>
        </draw:frame>
        <draw:frame presentation:style-name="pr4" draw:layer="layout" svg:width="24.639cm" svg:height="12.179cm" svg:x="1.4cm" svg:y="4.914cm" presentation:class="outline">
          <draw:text-box>
            <text:list text:style-name="L2">
              <text:list-item>
                <text:p>Not all risks are the same.</text:p>
              </text:list-item>
              <text:list-item>
                <text:p>Security experts usually describe risks using 4 parameters:</text:p>
                <text:list>
                  <text:list-item>
                    <text:p>How an attacker gains access</text:p>
                  </text:list-item>
                  <text:list-item>
                    <text:p>The weakness that was exploited</text:p>
                  </text:list-item>
                  <text:list-item>
                    <text:p>The security controls that were circumvented</text:p>
                  </text:list-item>
                  <text:list-item>
                    <text:p>The technical and business impact</text:p>
                  </text:list-item>
                </text:list>
              </text:list-item>
            </text:list>
          </draw:text-box>
        </draw:frame>
        <presentation:notes draw:style-name="dp2">
          <draw:page-thumbnail draw:style-name="gr1" draw:layer="layout" svg:width="13.968cm" svg:height="10.476cm" svg:x="3.81cm" svg:y="2.123cm" draw:page-number="28" presentation:class="page"/>
          <draw:frame presentation:style-name="pr5"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Top 10 list</text:p>
          </draw:text-box>
        </draw:frame>
        <draw:frame presentation:style-name="pr4" draw:layer="layout" svg:width="24.639cm" svg:height="12.179cm" svg:x="1.4cm" svg:y="4.914cm" presentation:class="outline" presentation:user-transformed="true">
          <draw:text-box>
            <text:list text:style-name="L2">
              <text:list-item>
                <text:p>Injection</text:p>
              </text:list-item>
              <text:list-item>
                <text:p>Cross-Site Scripting (XSS)</text:p>
              </text:list-item>
              <text:list-item>
                <text:p>Broken authentication and session management</text:p>
              </text:list-item>
              <text:list-item>
                <text:p>Insecure direct object references</text:p>
              </text:list-item>
              <text:list-item>
                <text:p>Cross-Site Request Forgery (CSRF)</text:p>
              </text:list-item>
            </text:list>
          </draw:text-box>
        </draw:frame>
        <presentation:notes draw:style-name="dp2">
          <draw:page-thumbnail draw:style-name="gr1" draw:layer="layout" svg:width="13.968cm" svg:height="10.476cm" svg:x="3.81cm" svg:y="2.123cm" draw:page-number="29" presentation:class="page"/>
          <draw:frame presentation:style-name="pr5"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Top 10 list (cont)</text:p>
          </draw:text-box>
        </draw:frame>
        <draw:frame presentation:style-name="pr4" draw:layer="layout" svg:width="24.639cm" svg:height="12.179cm" svg:x="1.4cm" svg:y="4.914cm" presentation:class="outline">
          <draw:text-box>
            <text:list text:style-name="L2">
              <text:list-item>
                <text:p>Security misconfiguration</text:p>
              </text:list-item>
              <text:list-item>
                <text:p>Insecure cryptographic storage</text:p>
              </text:list-item>
              <text:list-item>
                <text:p>Failure to restrict URL access</text:p>
              </text:list-item>
              <text:list-item>
                <text:p>Insufficient transport layer protection</text:p>
              </text:list-item>
              <text:list-item>
                <text:p>Unvalidated redirects and forwards</text:p>
              </text:list-item>
            </text:list>
          </draw:text-box>
        </draw:frame>
        <presentation:notes draw:style-name="dp2">
          <draw:page-thumbnail draw:style-name="gr1" draw:layer="layout" svg:width="13.968cm" svg:height="10.476cm" svg:x="3.81cm" svg:y="2.123cm" draw:page-number="30" presentation:class="page"/>
          <draw:frame presentation:style-name="pr5"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Nomenclature</text:p>
          </draw:text-box>
        </draw:frame>
        <draw:frame presentation:style-name="pr4" draw:layer="layout" svg:width="24.639cm" svg:height="12.179cm" svg:x="1.4cm" svg:y="4.914cm" presentation:class="outline">
          <draw:text-box>
            <text:list text:style-name="L2">
              <text:list-item>
                <text:p>Fuzz testing – an automated testing that issue invalid/unexpected data to expose problems</text:p>
              </text:list-item>
              <text:list-item>
                <text:p>Whitelist – a list of entities which are trusted</text:p>
              </text:list-item>
              <text:list-item>
                <text:p>Blacklist – a list of entities which are untrusted</text:p>
              </text:list-item>
              <text:list-item>
                <text:p>Untrusted data – data provided by <text:span text:style-name="T3">any</text:span> third party to the application which may be malicious</text:p>
              </text:list-item>
            </text:list>
          </draw:text-box>
        </draw:frame>
        <presentation:notes draw:style-name="dp2">
          <draw:page-thumbnail draw:style-name="gr1" draw:layer="layout" svg:width="13.968cm" svg:height="10.476cm" svg:x="3.81cm" svg:y="2.123cm" draw:page-number="31" presentation:class="page"/>
          <draw:frame presentation:style-name="pr5"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1T32">
        <office:forms form:automatic-focus="false" form:apply-design-mode="false"/>
        <draw:frame presentation:style-name="pr6" draw:layer="layout" svg:width="25.199cm" svg:height="16.255cm" svg:x="1.4cm" svg:y="0.837cm" presentation:class="subtitle">
          <draw:text-box>
            <text:p>Injection</text:p>
          </draw:text-box>
        </draw:frame>
        <presentation:notes draw:style-name="dp2">
          <draw:page-thumbnail draw:style-name="gr1" draw:layer="layout" svg:width="13.968cm" svg:height="10.476cm" svg:x="3.81cm" svg:y="2.123cm" draw:page-number="32" presentation:class="page"/>
          <draw:frame presentation:style-name="pr5"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Definition</text:p>
          </draw:text-box>
        </draw:frame>
        <draw:frame presentation:style-name="pr4" draw:layer="layout" svg:width="24.639cm" svg:height="12.179cm" svg:x="1.4cm" svg:y="4.914cm" presentation:class="outline">
          <draw:text-box>
            <text:list text:style-name="L2">
              <text:list-item>
                <text:p><text:span text:style-name="T2">“</text:span><text:span text:style-name="T2">Injection flaws, occur when untrusted data is sent to an interpreter as part of command or query. The attacker's hostile data can trick the interpreter into executing unintended commands or accessing unauthorised data”</text:span> (OWASP)</text:p>
              </text:list-item>
            </text:list>
          </draw:text-box>
        </draw:frame>
        <presentation:notes draw:style-name="dp2">
          <draw:page-thumbnail draw:style-name="gr1" draw:layer="layout" svg:width="13.968cm" svg:height="10.476cm" svg:x="3.81cm" svg:y="2.123cm" draw:page-number="33" presentation:class="page"/>
          <draw:frame presentation:style-name="pr5"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Characteristics</text:p>
          </draw:text-box>
        </draw:frame>
        <draw:frame presentation:style-name="pr4" draw:layer="layout" svg:width="24.639cm" svg:height="12.179cm" svg:x="1.4cm" svg:y="4.914cm" presentation:class="outline">
          <draw:text-box>
            <text:list text:style-name="L2">
              <text:list-item>
                <text:p>Who? Anyone who sends data to your system</text:p>
              </text:list-item>
              <text:list-item>
                <text:p>Difficulty? Easy</text:p>
              </text:list-item>
              <text:list-item>
                <text:p>Prevalence? Common</text:p>
              </text:list-item>
              <text:list-item>
                <text:p>Detectability? Average</text:p>
              </text:list-item>
              <text:list-item>
                <text:p>Impact? Severe</text:p>
              </text:list-item>
            </text:list>
          </draw:text-box>
        </draw:frame>
        <presentation:notes draw:style-name="dp2">
          <draw:page-thumbnail draw:style-name="gr1" draw:layer="layout" svg:width="13.968cm" svg:height="10.476cm" svg:x="3.81cm" svg:y="2.123cm" draw:page-number="34" presentation:class="page"/>
          <draw:frame presentation:style-name="pr5"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Not only SQL...</text:p>
          </draw:text-box>
        </draw:frame>
        <draw:frame presentation:style-name="pr4" draw:layer="layout" svg:width="24.639cm" svg:height="12.179cm" svg:x="1.4cm" svg:y="4.914cm" presentation:class="outline">
          <draw:text-box>
            <text:list text:style-name="L2">
              <text:list-item>
                <text:p>Xpath, XSL, LDAP, EXIF, Java classes, Rewriting jars, …</text:p>
              </text:list-item>
              <text:list-item>
                <text:p>But SQL is the most common...</text:p>
              </text:list-item>
              <text:list-item>
                <text:p>Done by altering data exposed to the outside and concatenating it with malicious code.</text:p>
              </text:list-item>
              <text:list-item>
                <text:p>See example...</text:p>
              </text:list-item>
            </text:list>
          </draw:text-box>
        </draw:frame>
        <presentation:notes draw:style-name="dp2">
          <draw:page-thumbnail draw:style-name="gr1" draw:layer="layout" svg:width="13.968cm" svg:height="10.476cm" svg:x="3.81cm" svg:y="2.123cm" draw:page-number="35" presentation:class="page"/>
          <draw:frame presentation:style-name="pr5"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Solutions?</text:p>
          </draw:text-box>
        </draw:frame>
        <draw:frame presentation:style-name="pr4" draw:layer="layout" svg:width="24.639cm" svg:height="12.179cm" svg:x="1.4cm" svg:y="4.914cm" presentation:class="outline">
          <draw:text-box>
            <text:list text:style-name="L2">
              <text:list-item>
                <text:p>Don't expose data to clients... Store it in session! (best solution).</text:p>
              </text:list-item>
              <text:list-item>
                <text:p>Don't use string manipulation to create interpreted data.</text:p>
              </text:list-item>
              <text:list-item>
                <text:p>Self sanitize data coming into the system.</text:p>
              </text:list-item>
              <text:list-item>
                <text:p>Use security tokens carried by data.</text:p>
              </text:list-item>
              <text:list-item>
                <text:p>Use “smart” tools to sanitize the data.</text:p>
              </text:list-item>
              <text:list-item>
                <text:p>Use database API place holders.</text:p>
              </text:list-item>
              <text:list-item>
                <text:p>Create limited database account for use by the app.</text:p>
              </text:list-item>
            </text:list>
          </draw:text-box>
        </draw:frame>
        <presentation:notes draw:style-name="dp2">
          <draw:page-thumbnail draw:style-name="gr1" draw:layer="layout" svg:width="13.968cm" svg:height="10.476cm" svg:x="3.81cm" svg:y="2.123cm" draw:page-number="36" presentation:class="page"/>
          <draw:frame presentation:style-name="pr5"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Blind SQL injection</text:p>
          </draw:text-box>
        </draw:frame>
        <draw:frame presentation:style-name="pr4" draw:layer="layout" svg:width="24.639cm" svg:height="12.179cm" svg:x="1.4cm" svg:y="4.914cm" presentation:class="outline" presentation:user-transformed="true">
          <draw:text-box>
            <text:list text:style-name="L2">
              <text:list-item>
                <text:p>Example:</text:p>
                <text:list>
                  <text:list-item>
                    <text:p>Adding “ OR 0&lt;(SELECT COUNT(*) FROM Product”</text:p>
                  </text:list-item>
                </text:list>
              </text:list-item>
              <text:list-item>
                <text:p>The attacker doesn't really know if there is a table called “<text:span text:style-name="T2">product”</text:span>...</text:p>
              </text:list-item>
              <text:list-item>
                <text:p>If an error page appears then the table is not there</text:p>
              </text:list-item>
              <text:list-item>
                <text:p>If the query worked then the table is there.</text:p>
              </text:list-item>
            </text:list>
          </draw:text-box>
        </draw:frame>
        <presentation:notes draw:style-name="dp2">
          <draw:page-thumbnail draw:style-name="gr1" draw:layer="layout" svg:width="13.968cm" svg:height="10.476cm" svg:x="3.81cm" svg:y="2.123cm" draw:page-number="37" presentation:class="page"/>
          <draw:frame presentation:style-name="pr5"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Chaining and terminating</text:p>
          </draw:text-box>
        </draw:frame>
        <draw:frame presentation:style-name="pr4" draw:layer="layout" svg:width="24.639cm" svg:height="12.179cm" svg:x="1.4cm" svg:y="4.914cm" presentation:class="outline">
          <draw:text-box>
            <text:list text:style-name="L2">
              <text:list-item>
                <text:p>Example: add <text:span text:style-name="T2">“; UPDATE Products SET ProductPrice %2B 0 - - <text:s/>”</text:span></text:p>
              </text:list-item>
              <text:list-item>
                <text:p>The %2B is there for URL escaping</text:p>
              </text:list-item>
              <text:list-item>
                <text:p>The - - is there to comment anything after the statement</text:p>
              </text:list-item>
              <text:list-item>
                <text:p>This technique could be used to add data to the database as well.</text:p>
              </text:list-item>
              <text:list-item>
                <text:p>Meta database like INFORMATION_SCHEMA in MySQL can be used to hasten these blind attacks.</text:p>
              </text:list-item>
            </text:list>
          </draw:text-box>
        </draw:frame>
        <presentation:notes draw:style-name="dp2">
          <draw:page-thumbnail draw:style-name="gr1" draw:layer="layout" svg:width="13.968cm" svg:height="10.476cm" svg:x="3.81cm" svg:y="2.123cm" draw:page-number="38" presentation:class="page"/>
          <draw:frame presentation:style-name="pr5"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Example: Sony, June 2011m LulzSec </text:p>
          </draw:text-box>
        </draw:frame>
        <draw:frame presentation:style-name="pr4" draw:layer="layout" svg:width="24.639cm" svg:height="12.179cm" svg:x="1.4cm" svg:y="4.914cm" presentation:class="outline" presentation:user-transformed="true">
          <draw:text-box>
            <text:list text:style-name="L2">
              <text:list-item>
                <text:p>12,500 birth dates, emails and personal info</text:p>
              </text:list-item>
              <text:list-item>
                <text:p>21,000 emails and passwords from Sony Beauty</text:p>
              </text:list-item>
              <text:list-item>
                <text:p>20,000 Sony music coupons</text:p>
              </text:list-item>
              <text:list-item>
                <text:p>18,000 Sony Delboca emails and passwords</text:p>
              </text:list-item>
              <text:list-item>
                <text:p>67,000 Sony Music coupons</text:p>
              </text:list-item>
              <text:list-item>
                <text:p>All thorough one URL!</text:p>
              </text:list-item>
            </text:list>
          </draw:text-box>
        </draw:frame>
        <presentation:notes draw:style-name="dp2">
          <draw:page-thumbnail draw:style-name="gr1" draw:layer="layout" svg:width="13.968cm" svg:height="10.476cm" svg:x="3.81cm" svg:y="2.123cm" draw:page-number="39" presentation:class="page"/>
          <draw:frame presentation:style-name="pr5"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Whitelisting/blacklisting</text:p>
          </draw:text-box>
        </draw:frame>
        <draw:frame presentation:style-name="pr4" draw:layer="layout" svg:width="24.639cm" svg:height="12.179cm" svg:x="1.4cm" svg:y="4.914cm" presentation:class="outline">
          <draw:text-box>
            <text:list text:style-name="L2">
              <text:list-item>
                <text:p>White listing tells what you trust</text:p>
              </text:list-item>
              <text:list-item>
                <text:p>Black listing tells what you know you don't trust <text:span text:style-name="T3">today</text:span>. It may fail to block what is dangerous and you haven't still met.</text:p>
              </text:list-item>
              <text:list-item>
                <text:p>White listing is preferred because it limits the range of inputs.</text:p>
              </text:list-item>
              <text:list-item>
                <text:p>But it sometimes creates more errors so developers switch to black listing.</text:p>
              </text:list-item>
              <text:list-item>
                <text:p>A classic case of efficiency vs security where efficiency usually wins causing the system to be less secure...</text:p>
              </text:list-item>
            </text:list>
          </draw:text-box>
        </draw:frame>
        <presentation:notes draw:style-name="dp2">
          <office:forms form:automatic-focus="false" form:apply-design-mode="false"/>
          <draw:page-thumbnail draw:style-name="gr1" draw:layer="layout" svg:width="13.968cm" svg:height="10.476cm" svg:x="3.81cm" svg:y="2.123cm" draw:page-number="40" presentation:class="page"/>
          <draw:frame presentation:style-name="pr5" draw:text-style-name="P2"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itelisting in Java</text:p>
          </draw:text-box>
        </draw:frame>
        <draw:frame presentation:style-name="pr4" draw:layer="layout" svg:width="24.639cm" svg:height="12.179cm" svg:x="1.4cm" svg:y="4.914cm" presentation:class="outline">
          <draw:text-box>
            <text:list text:style-name="L2">
              <text:list-item>
                <text:p>How about a typecast?</text:p>
              </text:list-item>
              <text:list-item>
                <text:p>Or a validator object throwing an exception in case of error?</text:p>
              </text:list-item>
              <text:list-item>
                <text:p>Regular expressions are a good way of easily implementing non trivial white lists and reducing the number of validators to be written.</text:p>
              </text:list-item>
              <text:list-item>
                <text:p>Use ^ and $ in your regexps!</text:p>
              </text:list-item>
            </text:list>
          </draw:text-box>
        </draw:frame>
        <presentation:notes draw:style-name="dp2">
          <office:forms form:automatic-focus="false" form:apply-design-mode="false"/>
          <draw:page-thumbnail draw:style-name="gr1" draw:layer="layout" svg:width="13.968cm" svg:height="10.476cm" svg:x="3.81cm" svg:y="2.123cm" draw:page-number="41" presentation:class="page"/>
          <draw:frame presentation:style-name="pr5"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ite listing – pros and cons</text:p>
          </draw:text-box>
        </draw:frame>
        <draw:frame presentation:style-name="pr4" draw:layer="layout" svg:width="24.639cm" svg:height="12.179cm" svg:x="1.4cm" svg:y="4.914cm" presentation:class="outline">
          <draw:text-box>
            <text:list text:style-name="L2">
              <text:list-item>
                <text:p>Emails, urls, phone numbers, dates all white-list nicely.</text:p>
              </text:list-item>
              <text:list-item>
                <text:p>Names, free text, addresses don't.</text:p>
              </text:list-item>
              <text:list-item>
                <text:p>So white-listing will not solve all of your problems.</text:p>
              </text:list-item>
              <text:list-item>
                <text:p>Pro: could easily be tested with a unit test.</text:p>
              </text:list-item>
              <text:list-item>
                <text:p>Remember to white-list carefully – you don't want to exclude legitimate data...</text:p>
              </text:list-item>
            </text:list>
          </draw:text-box>
        </draw:frame>
        <presentation:notes draw:style-name="dp2">
          <office:forms form:automatic-focus="false" form:apply-design-mode="false"/>
          <draw:page-thumbnail draw:style-name="gr1" draw:layer="layout" svg:width="13.968cm" svg:height="10.476cm" svg:x="3.81cm" svg:y="2.123cm" draw:page-number="42" presentation:class="page"/>
          <draw:frame presentation:style-name="pr5"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Parametrisation</text:p>
          </draw:text-box>
        </draw:frame>
        <draw:frame presentation:style-name="pr4" draw:layer="layout" svg:width="24.639cm" svg:height="12.179cm" svg:x="1.4cm" svg:y="4.914cm" presentation:class="outline">
          <draw:text-box>
            <text:list text:style-name="L2">
              <text:list-item>
                <text:p>Pass data to interpreted strings only via parameters which are properly escaped or guaranteed not to execute and serve only as data.</text:p>
              </text:list-item>
              <text:list-item>
                <text:p>This is possible in inline SQL, stored procedures, ORMs query language and more...</text:p>
              </text:list-item>
              <text:list-item>
                <text:p>This keeps the untrusted data from break out from “data” context into “query” context.</text:p>
              </text:list-item>
            </text:list>
          </draw:text-box>
        </draw:frame>
        <presentation:notes draw:style-name="dp2">
          <office:forms form:automatic-focus="false" form:apply-design-mode="false"/>
          <draw:page-thumbnail draw:style-name="gr1" draw:layer="layout" svg:width="13.968cm" svg:height="10.476cm" svg:x="3.81cm" svg:y="2.123cm" draw:page-number="43" presentation:class="page"/>
          <draw:frame presentation:style-name="pr5"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Using ORMs</text:p>
          </draw:text-box>
        </draw:frame>
        <draw:frame presentation:style-name="pr4" draw:layer="layout" svg:width="24.639cm" svg:height="12.179cm" svg:x="1.4cm" svg:y="4.914cm" presentation:class="outline">
          <draw:text-box>
            <text:list text:style-name="L2">
              <text:list-item>
                <text:p>Using ORMs usually avoids a lot of the pitfalls of SQL injection.</text:p>
              </text:list-item>
              <text:list-item>
                <text:p>They use parametrized queries and so are safe to use.</text:p>
              </text:list-item>
              <text:list-item>
                <text:p><text:span text:style-name="T3">But ORMs are never enough in a real project!</text:span></text:p>
              </text:list-item>
              <text:list-item>
                <text:p>Examples: Hibernate, EclipseLink, …</text:p>
              </text:list-item>
              <text:list-item>
                <text:p>The query languages of ORMs are much more restricted than SQL and so allow much less room for exploits.</text:p>
              </text:list-item>
            </text:list>
          </draw:text-box>
        </draw:frame>
        <presentation:notes draw:style-name="dp2">
          <office:forms form:automatic-focus="false" form:apply-design-mode="false"/>
          <draw:page-thumbnail draw:style-name="gr1" draw:layer="layout" svg:width="13.968cm" svg:height="10.476cm" svg:x="3.81cm" svg:y="2.123cm" draw:page-number="44" presentation:class="page"/>
          <draw:frame presentation:style-name="pr5"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The principle of least privilege</text:p>
          </draw:text-box>
        </draw:frame>
        <draw:frame presentation:style-name="pr4" draw:text-style-name="P3" draw:layer="layout" svg:width="24.639cm" svg:height="12.179cm" svg:x="1.4cm" svg:y="4.914cm" presentation:class="outline">
          <draw:text-box>
            <text:list text:style-name="L2">
              <text:list-item>
                <text:p text:style-name="P3"><text:span text:style-name="T2">“</text:span><text:span text:style-name="T2">Every module in a system must only be able to access the information and resources that are necessary for it's legitimate purpose...”</text:span></text:p>
              </text:list-item>
              <text:list-item>
                <text:p text:style-name="P3"><text:span text:style-name="T5">So don't allow your code to access/write/read any tables/columns that it doesn't really need to.</text:span></text:p>
              </text:list-item>
              <text:list-item>
                <text:p text:style-name="P3"><text:span text:style-name="T5">Use db views to only expose data the app wants.</text:span></text:p>
              </text:list-item>
              <text:list-item>
                <text:p text:style-name="P3"><text:span text:style-name="T5">This causes problems for developers so they just drop this feature (in the unlikely event they'd tried to use it).</text:span></text:p>
              </text:list-item>
              <text:list-item>
                <text:p text:style-name="P3"><text:span text:style-name="T5">If you follow this advise your will have different connection pools for every account type (which is again a security vs performance tradeoff).</text:span></text:p>
              </text:list-item>
            </text:list>
          </draw:text-box>
        </draw:frame>
        <presentation:notes draw:style-name="dp2">
          <office:forms form:automatic-focus="false" form:apply-design-mode="false"/>
          <draw:page-thumbnail draw:style-name="gr1" draw:layer="layout" svg:width="13.968cm" svg:height="10.476cm" svg:x="3.81cm" svg:y="2.123cm" draw:page-number="45" presentation:class="page"/>
          <draw:frame presentation:style-name="pr5"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1T32">
        <office:forms form:automatic-focus="false" form:apply-design-mode="false"/>
        <draw:frame presentation:style-name="pr6" draw:layer="layout" svg:width="25.199cm" svg:height="16.255cm" svg:x="1.4cm" svg:y="0.837cm" presentation:class="subtitle">
          <draw:text-box>
            <text:p>Cross site scripting (XSS)</text:p>
          </draw:text-box>
        </draw:frame>
        <presentation:notes draw:style-name="dp2">
          <office:forms form:automatic-focus="false" form:apply-design-mode="false"/>
          <draw:page-thumbnail draw:style-name="gr1" draw:layer="layout" svg:width="13.968cm" svg:height="10.476cm" svg:x="3.81cm" svg:y="2.123cm" draw:page-number="46" presentation:class="page"/>
          <draw:frame presentation:style-name="pr5"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Definition</text:p>
          </draw:text-box>
        </draw:frame>
        <draw:frame presentation:style-name="pr4" draw:text-style-name="P3" draw:layer="layout" svg:width="24.639cm" svg:height="12.179cm" svg:x="1.4cm" svg:y="4.914cm" presentation:class="outline">
          <draw:text-box>
            <text:list text:style-name="L2">
              <text:list-item>
                <text:p text:style-name="P3"><text:span text:style-name="T2">“</text:span><text:span text:style-name="T2">XSS flaws occurs whenever an application takes untrusted data and sends it to a web browser without proper validation and escaping. XSS allows attackers to execute scripts in the victim's browser which can hijack user sessions, deface web sites, or redirect the user to malicious sites.” (OWASP Top 10, 2010)</text:span></text:p>
              </text:list-item>
              <text:list-item>
                <text:p text:style-name="P3"><text:span text:style-name="T5">XSS is not about a hacker breaking into a web site but rather a hacker breaking into the websites users browsers and proceeding from there...</text:span></text:p>
              </text:list-item>
            </text:list>
          </draw:text-box>
        </draw:frame>
        <presentation:notes draw:style-name="dp2">
          <office:forms form:automatic-focus="false" form:apply-design-mode="false"/>
          <draw:page-thumbnail draw:style-name="gr1" draw:layer="layout" svg:width="13.968cm" svg:height="10.476cm" svg:x="3.81cm" svg:y="2.123cm" draw:page-number="47" presentation:class="page"/>
          <draw:frame presentation:style-name="pr5"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Characteristics</text:p>
          </draw:text-box>
        </draw:frame>
        <draw:frame presentation:style-name="pr4" draw:layer="layout" svg:width="24.639cm" svg:height="12.179cm" svg:x="1.4cm" svg:y="4.914cm" presentation:class="outline">
          <draw:text-box>
            <text:list text:style-name="L2">
              <text:list-item>
                <text:p>Who? Anyone who sends untrusted data to your system</text:p>
              </text:list-item>
              <text:list-item>
                <text:p>Difficulty? Average</text:p>
              </text:list-item>
              <text:list-item>
                <text:p>Prevalence? Very widespread</text:p>
              </text:list-item>
              <text:list-item>
                <text:p>Detectability? Easy</text:p>
              </text:list-item>
              <text:list-item>
                <text:p>Impact? Moderate</text:p>
              </text:list-item>
            </text:list>
          </draw:text-box>
        </draw:frame>
        <presentation:notes draw:style-name="dp2">
          <office:forms form:automatic-focus="false" form:apply-design-mode="false"/>
          <draw:page-thumbnail draw:style-name="gr1" draw:layer="layout" svg:width="13.968cm" svg:height="10.476cm" svg:x="3.81cm" svg:y="2.123cm" draw:page-number="48" presentation:class="page"/>
          <draw:frame presentation:style-name="pr5" draw:text-style-name="P2"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The browser as an operating system</text:p>
          </draw:text-box>
        </draw:frame>
        <draw:frame presentation:style-name="pr4" draw:layer="layout" svg:width="24.639cm" svg:height="12.179cm" svg:x="1.4cm" svg:y="4.914cm" presentation:class="outline">
          <draw:text-box>
            <text:list text:style-name="L2">
              <text:list-item>
                <text:p>Yes, the browser complies with a secure OS definition.</text:p>
              </text:list-item>
              <text:list-item>
                <text:p>But different vendors implement different security measures in their browsers.</text:p>
              </text:list-item>
              <text:list-item>
                <text:p>And security measures change from version of browser to version of browser...</text:p>
              </text:list-item>
              <text:list-item>
                <text:p>And what was allowed yesterday is not allowed today...</text:p>
              </text:list-item>
              <text:list-item>
                <text:p>And you can never really rely on the browsers security because who knows what browser your user will be using</text:p>
              </text:list-item>
              <text:list-item>
                <text:p>And all browsers are eventually susceptible to XSS </text:p>
              </text:list-item>
            </text:list>
          </draw:text-box>
        </draw:frame>
        <presentation:notes draw:style-name="dp2">
          <office:forms form:automatic-focus="false" form:apply-design-mode="false"/>
          <draw:page-thumbnail draw:style-name="gr1" draw:layer="layout" svg:width="13.968cm" svg:height="10.476cm" svg:x="3.81cm" svg:y="2.123cm" draw:page-number="49" presentation:class="page"/>
          <draw:frame presentation:style-name="pr5" draw:text-style-name="P2"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How does XSS work?</text:p>
          </draw:text-box>
        </draw:frame>
        <draw:frame presentation:style-name="pr4" draw:layer="layout" svg:width="24.639cm" svg:height="12.179cm" svg:x="1.4cm" svg:y="4.914cm" presentation:class="outline">
          <draw:text-box>
            <text:list text:style-name="L2">
              <text:list-item>
                <text:p>Web pages are made from concatenating strings, some of untrusted sources.</text:p>
              </text:list-item>
              <text:list-item>
                <text:p>These strings reach users browsers.</text:p>
              </text:list-item>
              <text:list-item>
                <text:p>And execute in those browsers.</text:p>
              </text:list-item>
              <text:list-item>
                <text:p><text:span text:style-name="T3">And run JavaScript code which was in the untrusted source!</text:span></text:p>
              </text:list-item>
              <text:list-item>
                <text:p><text:span text:style-name="T4">From there cookies could be disclosed back through the originating web site, or redirect to a malicious site, or perform an evil operation on the originating web site on the users behalf via XHR, or redirect to a site pretending to be the original but is not, or other creative ideas...</text:span></text:p>
              </text:list-item>
              <text:list-item>
                <text:p><text:span text:style-name="T4">XSS actually got worse with the rise of the power of JavaScript...</text:span></text:p>
              </text:list-item>
            </text:list>
          </draw:text-box>
        </draw:frame>
        <presentation:notes draw:style-name="dp2">
          <office:forms form:automatic-focus="false" form:apply-design-mode="false"/>
          <draw:page-thumbnail draw:style-name="gr1" draw:layer="layout" svg:width="13.968cm" svg:height="10.476cm" svg:x="3.81cm" svg:y="2.123cm" draw:page-number="50" presentation:class="page"/>
          <draw:frame presentation:style-name="pr5"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XSS is not only JavaScript!</text:p>
          </draw:text-box>
        </draw:frame>
        <draw:frame presentation:style-name="pr4" draw:layer="layout" svg:width="24.639cm" svg:height="12.179cm" svg:x="1.4cm" svg:y="4.914cm" presentation:class="outline">
          <draw:text-box>
            <text:list text:style-name="L2">
              <text:list-item>
                <text:p>HTML</text:p>
              </text:list-item>
              <text:list-item>
                <text:p>HTML attributes</text:p>
              </text:list-item>
              <text:list-item>
                <text:p>JavaScript</text:p>
              </text:list-item>
              <text:list-item>
                <text:p>CSS</text:p>
              </text:list-item>
              <text:list-item>
                <text:p>XML</text:p>
              </text:list-item>
              <text:list-item>
                <text:p>JSON</text:p>
              </text:list-item>
              <text:list-item>
                <text:p>And data which is interpreted by JavaScript apps (XSS in XSS)!</text:p>
              </text:list-item>
              <text:list-item>
                <text:p>And XSS is not restricted to a single request but rather can be persistent.</text:p>
              </text:list-item>
            </text:list>
          </draw:text-box>
        </draw:frame>
        <presentation:notes draw:style-name="dp2">
          <office:forms form:automatic-focus="false" form:apply-design-mode="false"/>
          <draw:page-thumbnail draw:style-name="gr1" draw:layer="layout" svg:width="13.968cm" svg:height="10.476cm" svg:x="3.81cm" svg:y="2.123cm" draw:page-number="51" presentation:class="page"/>
          <draw:frame presentation:style-name="pr5"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XSS in action</text:p>
          </draw:text-box>
        </draw:frame>
        <draw:frame presentation:style-name="pr4" draw:layer="layout" svg:width="24.639cm" svg:height="12.179cm" svg:x="1.4cm" svg:y="4.914cm" presentation:class="outline">
          <draw:text-box>
            <text:list text:style-name="L2">
              <text:list-item>
                <text:p>First XSS attack, 2005 by Samy Kamkar on MySpace.</text:p>
              </text:list-item>
              <text:list-item>
                <text:p>In 20 hours 1 million MySpace users had befriended Samy and displayed the text “but most of all, Samy is my hero” on their MySpace page...</text:p>
              </text:list-item>
              <text:list-item>
                <text:p>The attack worked as a worm.</text:p>
              </text:list-item>
            </text:list>
          </draw:text-box>
        </draw:frame>
        <presentation:notes draw:style-name="dp2">
          <office:forms form:automatic-focus="false" form:apply-design-mode="false"/>
          <draw:page-thumbnail draw:style-name="gr1" draw:layer="layout" svg:width="13.968cm" svg:height="10.476cm" svg:x="3.81cm" svg:y="2.123cm" draw:page-number="52" presentation:class="page"/>
          <draw:frame presentation:style-name="pr5" draw:layer="layout" svg:width="17.271cm" svg:height="12.572cm" svg:x="2.159cm" svg:y="13.271cm" presentation:class="notes" presentation:placeholder="true">
            <draw:text-box/>
          </draw:frame>
        </presentation:notes>
      </draw:page>
      <draw:page draw:name="page5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How to overcome XSS?</text:p>
          </draw:text-box>
        </draw:frame>
        <draw:frame presentation:style-name="pr4" draw:layer="layout" svg:width="24.639cm" svg:height="12.179cm" svg:x="1.4cm" svg:y="4.914cm" presentation:class="outline">
          <draw:text-box>
            <text:list text:style-name="L2">
              <text:list-item>
                <text:p>Sanitize data coming into your database (remove javascript code).</text:p>
              </text:list-item>
              <text:list-item>
                <text:p>Do not concatenate strings to create your web sites! Escape them using the right tools! Use ESAPI. Dont write your own encoder/escaper (it's too hard).</text:p>
              </text:list-item>
              <text:list-item>
                <text:p>But most programmers never take this advise because of addiction to easy to use tools.</text:p>
              </text:list-item>
              <text:list-item>
                <text:p>Try to use tools that have escaping built into them or better yet, force usage of those tools.</text:p>
              </text:list-item>
              <text:list-item>
                <text:p>Test by putting non malicious javascript data in your database which reports to you when running...</text:p>
              </text:list-item>
              <text:list-item>
                <text:p>Whitelist validation (if you can). Remember regexps in java.util.regex.*.</text:p>
              </text:list-item>
              <text:list-item>
                <text:p>Apply strict controls on input data (trade-off with application usability).</text:p>
              </text:list-item>
              <text:list-item>
                <text:p>Only allow specific punctuation marks in user input to your system.</text:p>
              </text:list-item>
            </text:list>
          </draw:text-box>
        </draw:frame>
        <presentation:notes draw:style-name="dp2">
          <office:forms form:automatic-focus="false" form:apply-design-mode="false"/>
          <draw:page-thumbnail draw:style-name="gr1" draw:layer="layout" svg:width="13.968cm" svg:height="10.476cm" svg:x="3.81cm" svg:y="2.123cm" draw:page-number="53" presentation:class="page"/>
          <draw:frame presentation:style-name="pr5" draw:layer="layout" svg:width="17.271cm" svg:height="12.572cm" svg:x="2.159cm" svg:y="13.271cm" presentation:class="notes" presentation:placeholder="true">
            <draw:text-box/>
          </draw:frame>
        </presentation:notes>
      </draw:page>
      <draw:page draw:name="page54" draw:style-name="dp1" draw:master-page-name="Default" presentation:presentation-page-layout-name="AL1T32">
        <office:forms form:automatic-focus="false" form:apply-design-mode="false"/>
        <draw:frame presentation:style-name="pr6" draw:layer="layout" svg:width="25.199cm" svg:height="16.255cm" svg:x="1.4cm" svg:y="0.837cm" presentation:class="subtitle">
          <draw:text-box>
            <text:p>Broken authentication and session management</text:p>
          </draw:text-box>
        </draw:frame>
        <presentation:notes draw:style-name="dp2">
          <office:forms form:automatic-focus="false" form:apply-design-mode="false"/>
          <draw:page-thumbnail draw:style-name="gr1" draw:layer="layout" svg:width="13.968cm" svg:height="10.476cm" svg:x="3.81cm" svg:y="2.123cm" draw:page-number="54" presentation:class="page"/>
          <draw:frame presentation:style-name="pr5" draw:layer="layout" svg:width="17.271cm" svg:height="12.572cm" svg:x="2.159cm" svg:y="13.271cm" presentation:class="notes" presentation:placeholder="true">
            <draw:text-box/>
          </draw:frame>
        </presentation:notes>
      </draw:page>
      <draw:page draw:name="page5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Definition</text:p>
          </draw:text-box>
        </draw:frame>
        <draw:frame presentation:style-name="pr4" draw:text-style-name="P3" draw:layer="layout" svg:width="24.639cm" svg:height="12.179cm" svg:x="1.4cm" svg:y="4.914cm" presentation:class="outline">
          <draw:text-box>
            <text:list text:style-name="L2">
              <text:list-item>
                <text:p text:style-name="P3"><text:span text:style-name="T2">“</text:span><text:span text:style-name="T2">Application functions related to authentication and session management are often not implemented correctly, allowing attackers to compromise passwords, keys, session tokens, or exploit other implementation flaws to assume other users' identities.” (OWASP TOP 10, 2010)</text:span></text:p>
              </text:list-item>
            </text:list>
          </draw:text-box>
        </draw:frame>
        <presentation:notes draw:style-name="dp2">
          <office:forms form:automatic-focus="false" form:apply-design-mode="false"/>
          <draw:page-thumbnail draw:style-name="gr1" draw:layer="layout" svg:width="13.968cm" svg:height="10.476cm" svg:x="3.81cm" svg:y="2.123cm" draw:page-number="55" presentation:class="page"/>
          <draw:frame presentation:style-name="pr5" draw:layer="layout" svg:width="17.271cm" svg:height="12.572cm" svg:x="2.159cm" svg:y="13.271cm" presentation:class="notes" presentation:placeholder="true">
            <draw:text-box/>
          </draw:frame>
        </presentation:notes>
      </draw:page>
      <draw:page draw:name="page56"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Characteristics</text:p>
          </draw:text-box>
        </draw:frame>
        <draw:frame presentation:style-name="pr4" draw:layer="layout" svg:width="24.639cm" svg:height="12.179cm" svg:x="1.4cm" svg:y="4.914cm" presentation:class="outline">
          <draw:text-box>
            <text:list text:style-name="L2">
              <text:list-item>
                <text:p>Who? Anonymous users or users with accounts. Insiders who want to remain hidden.</text:p>
              </text:list-item>
              <text:list-item>
                <text:p>Difficulty? Average</text:p>
              </text:list-item>
              <text:list-item>
                <text:p>Prevalence? Common</text:p>
              </text:list-item>
              <text:list-item>
                <text:p>Detectability? Average</text:p>
              </text:list-item>
              <text:list-item>
                <text:p>Impact? Severe</text:p>
              </text:list-item>
            </text:list>
          </draw:text-box>
        </draw:frame>
        <presentation:notes draw:style-name="dp2">
          <office:forms form:automatic-focus="false" form:apply-design-mode="false"/>
          <draw:page-thumbnail draw:style-name="gr1" draw:layer="layout" svg:width="13.968cm" svg:height="10.476cm" svg:x="3.81cm" svg:y="2.123cm" draw:page-number="56" presentation:class="page"/>
          <draw:frame presentation:style-name="pr5" draw:text-style-name="P2" draw:layer="layout" svg:width="17.271cm" svg:height="12.572cm" svg:x="2.159cm" svg:y="13.271cm" presentation:class="notes" presentation:placeholder="true">
            <draw:text-box/>
          </draw:frame>
        </presentation:notes>
      </draw:page>
      <draw:page draw:name="page57"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URL encoding of sessions</text:p>
          </draw:text-box>
        </draw:frame>
        <draw:frame presentation:style-name="pr4" draw:layer="layout" svg:width="24.639cm" svg:height="12.179cm" svg:x="1.4cm" svg:y="4.914cm" presentation:class="outline">
          <draw:text-box>
            <text:list text:style-name="L2">
              <text:list-item>
                <text:p>Is evil. Time for example.</text:p>
              </text:list-item>
              <text:list-item>
                <text:p>Don't allow it (configure your web container not to allow it – trade-off with usability again since some browsers are brain dead and can only use URLs).</text:p>
              </text:list-item>
              <text:list-item>
                <text:p>Cookies are better.</text:p>
              </text:list-item>
              <text:list-item>
                <text:p>But cookies are susceptible to theft (especially on insecure users operating systems).</text:p>
              </text:list-item>
              <text:list-item>
                <text:p>So invalidate sessions more often to mitigate.</text:p>
              </text:list-item>
            </text:list>
          </draw:text-box>
        </draw:frame>
        <presentation:notes draw:style-name="dp2">
          <office:forms form:automatic-focus="false" form:apply-design-mode="false"/>
          <draw:page-thumbnail draw:style-name="gr1" draw:layer="layout" svg:width="13.968cm" svg:height="10.476cm" svg:x="3.81cm" svg:y="2.123cm" draw:page-number="57" presentation:class="page"/>
          <draw:frame presentation:style-name="pr5" draw:layer="layout" svg:width="17.271cm" svg:height="12.572cm" svg:x="2.159cm" svg:y="13.271cm" presentation:class="notes" presentation:placeholder="true">
            <draw:text-box/>
          </draw:frame>
        </presentation:notes>
      </draw:page>
      <draw:page draw:name="page58"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Building secure authenticaion is <text:span text:style-name="T3">hard</text:span></text:p>
          </draw:text-box>
        </draw:frame>
        <draw:frame presentation:style-name="pr4" draw:layer="layout" svg:width="24.639cm" svg:height="12.179cm" svg:x="1.4cm" svg:y="4.914cm" presentation:class="outline">
          <draw:text-box>
            <text:list text:style-name="L2">
              <text:list-item>
                <text:p>Registration</text:p>
              </text:list-item>
              <text:list-item>
                <text:p>Password complexity.</text:p>
              </text:list-item>
              <text:list-item>
                <text:p>Credential storage.</text:p>
              </text:list-item>
              <text:list-item>
                <text:p>Login.</text:p>
              </text:list-item>
              <text:list-item>
                <text:p>Session mgmt.</text:p>
              </text:list-item>
              <text:list-item>
                <text:p>Logout.</text:p>
              </text:list-item>
              <text:list-item>
                <text:p><text:span text:style-name="T3">So use JAAS and ESAPI. Don't roll your own!</text:span></text:p>
              </text:list-item>
            </text:list>
          </draw:text-box>
        </draw:frame>
        <presentation:notes draw:style-name="dp2">
          <office:forms form:automatic-focus="false" form:apply-design-mode="false"/>
          <draw:page-thumbnail draw:style-name="gr1" draw:layer="layout" svg:width="13.968cm" svg:height="10.476cm" svg:x="3.81cm" svg:y="2.123cm" draw:page-number="58" presentation:class="page"/>
          <draw:frame presentation:style-name="pr5" draw:layer="layout" svg:width="17.271cm" svg:height="12.572cm" svg:x="2.159cm" svg:y="13.271cm" presentation:class="notes" presentation:placeholder="true">
            <draw:text-box/>
          </draw:frame>
        </presentation:notes>
      </draw:page>
      <draw:page draw:name="page59" draw:style-name="dp1" draw:master-page-name="Default" presentation:presentation-page-layout-name="AL1T32">
        <office:forms form:automatic-focus="false" form:apply-design-mode="false"/>
        <draw:frame presentation:style-name="pr6" draw:layer="layout" svg:width="25.199cm" svg:height="16.255cm" svg:x="1.4cm" svg:y="0.837cm" presentation:class="subtitle">
          <draw:text-box>
            <text:p>Insecure direct object references</text:p>
          </draw:text-box>
        </draw:frame>
        <presentation:notes draw:style-name="dp2">
          <office:forms form:automatic-focus="false" form:apply-design-mode="false"/>
          <draw:page-thumbnail draw:style-name="gr1" draw:layer="layout" svg:width="13.968cm" svg:height="10.476cm" svg:x="3.81cm" svg:y="2.123cm" draw:page-number="59" presentation:class="page"/>
          <draw:frame presentation:style-name="pr5" draw:layer="layout" svg:width="17.271cm" svg:height="12.572cm" svg:x="2.159cm" svg:y="13.271cm" presentation:class="notes" presentation:placeholder="true">
            <draw:text-box/>
          </draw:frame>
        </presentation:notes>
      </draw:page>
      <draw:page draw:name="page60"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Definition</text:p>
          </draw:text-box>
        </draw:frame>
        <draw:frame presentation:style-name="pr4" draw:text-style-name="P3" draw:layer="layout" svg:width="24.639cm" svg:height="12.179cm" svg:x="1.4cm" svg:y="4.914cm" presentation:class="outline">
          <draw:text-box>
            <text:list text:style-name="L2">
              <text:list-item>
                <text:p text:style-name="P3"><text:span text:style-name="T2">“</text:span><text:span text:style-name="T2">A direct object reference occurs when a developer exposes a reference to an internal implementation object, such as a file, directory, or database key. Without an access control check or other protection, attackers can manipulate these references to access unauthorised data.” (OWASP TOP 10, 2010)</text:span></text:p>
              </text:list-item>
            </text:list>
          </draw:text-box>
        </draw:frame>
        <presentation:notes draw:style-name="dp2">
          <office:forms form:automatic-focus="false" form:apply-design-mode="false"/>
          <draw:page-thumbnail draw:style-name="gr1" draw:layer="layout" svg:width="13.968cm" svg:height="10.476cm" svg:x="3.81cm" svg:y="2.123cm" draw:page-number="60" presentation:class="page"/>
          <draw:frame presentation:style-name="pr5" draw:layer="layout" svg:width="17.271cm" svg:height="12.572cm" svg:x="2.159cm" svg:y="13.271cm" presentation:class="notes" presentation:placeholder="true">
            <draw:text-box/>
          </draw:frame>
        </presentation:notes>
      </draw:page>
      <draw:page draw:name="page61"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Characteristics</text:p>
          </draw:text-box>
        </draw:frame>
        <draw:frame presentation:style-name="pr4" draw:layer="layout" svg:width="24.639cm" svg:height="12.179cm" svg:x="1.4cm" svg:y="4.914cm" presentation:class="outline">
          <draw:text-box>
            <text:list text:style-name="L2">
              <text:list-item>
                <text:p>Who? Authorized user</text:p>
              </text:list-item>
              <text:list-item>
                <text:p>Difficulty? Easy</text:p>
              </text:list-item>
              <text:list-item>
                <text:p>Prevalence? Common</text:p>
              </text:list-item>
              <text:list-item>
                <text:p>Detectability? Easy</text:p>
              </text:list-item>
              <text:list-item>
                <text:p>Impact? Moderate</text:p>
              </text:list-item>
            </text:list>
          </draw:text-box>
        </draw:frame>
        <presentation:notes draw:style-name="dp2">
          <office:forms form:automatic-focus="false" form:apply-design-mode="false"/>
          <draw:page-thumbnail draw:style-name="gr1" draw:layer="layout" svg:width="13.968cm" svg:height="10.476cm" svg:x="3.81cm" svg:y="2.123cm" draw:page-number="61" presentation:class="page"/>
          <draw:frame presentation:style-name="pr5" draw:text-style-name="P2" draw:layer="layout" svg:width="17.271cm" svg:height="12.572cm" svg:x="2.159cm" svg:y="13.271cm" presentation:class="notes" presentation:placeholder="true">
            <draw:text-box/>
          </draw:frame>
        </presentation:notes>
      </draw:page>
      <draw:page draw:name="page6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How is it done?</text:p>
          </draw:text-box>
        </draw:frame>
        <draw:frame presentation:style-name="pr4" draw:layer="layout" svg:width="24.639cm" svg:height="12.179cm" svg:x="1.4cm" svg:y="4.914cm" presentation:class="outline">
          <draw:text-box>
            <text:list text:style-name="L2">
              <text:list-item>
                <text:p>A user has access to <text:span text:style-name="T3">some </text:span><text:span text:style-name="T4">resources on your system.</text:span></text:p>
              </text:list-item>
              <text:list-item>
                <text:p><text:span text:style-name="T4">These are exposed when they really shouldn't.</text:span></text:p>
              </text:list-item>
              <text:list-item>
                <text:p><text:span text:style-name="T4">The user changes the id of the exposed resource and gains access to some resource he has no access to.</text:span></text:p>
              </text:list-item>
            </text:list>
          </draw:text-box>
        </draw:frame>
        <presentation:notes draw:style-name="dp2">
          <office:forms form:automatic-focus="false" form:apply-design-mode="false"/>
          <draw:page-thumbnail draw:style-name="gr1" draw:layer="layout" svg:width="13.968cm" svg:height="10.476cm" svg:x="3.81cm" svg:y="2.123cm" draw:page-number="62" presentation:class="page"/>
          <draw:frame presentation:style-name="pr5" draw:layer="layout" svg:width="17.271cm" svg:height="12.572cm" svg:x="2.159cm" svg:y="13.271cm" presentation:class="notes" presentation:placeholder="true">
            <draw:text-box/>
          </draw:frame>
        </presentation:notes>
      </draw:page>
      <draw:page draw:name="page6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In action</text:p>
          </draw:text-box>
        </draw:frame>
        <draw:frame presentation:style-name="pr4" draw:layer="layout" svg:width="24.639cm" svg:height="12.179cm" svg:x="1.4cm" svg:y="4.914cm" presentation:class="outline">
          <draw:text-box>
            <text:list text:style-name="L2">
              <text:list-item>
                <text:p>May 2011, Citibank</text:p>
              </text:list-item>
              <text:list-item>
                <text:p>The attack ran through IDs brute force and retrieved data for any valid id.</text:p>
              </text:list-item>
              <text:list-item>
                <text:p>Proper access controls were missing from the server code.</text:p>
              </text:list-item>
              <text:list-item>
                <text:p>200,000 customers affected.</text:p>
              </text:list-item>
            </text:list>
          </draw:text-box>
        </draw:frame>
        <presentation:notes draw:style-name="dp2">
          <office:forms form:automatic-focus="false" form:apply-design-mode="false"/>
          <draw:page-thumbnail draw:style-name="gr1" draw:layer="layout" svg:width="13.968cm" svg:height="10.476cm" svg:x="3.81cm" svg:y="2.123cm" draw:page-number="63" presentation:class="page"/>
          <draw:frame presentation:style-name="pr5" draw:layer="layout" svg:width="17.271cm" svg:height="12.572cm" svg:x="2.159cm" svg:y="13.271cm" presentation:class="notes" presentation:placeholder="true">
            <draw:text-box/>
          </draw:frame>
        </presentation:notes>
      </draw:page>
      <draw:page draw:name="page64"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Defending</text:p>
          </draw:text-box>
        </draw:frame>
        <draw:frame presentation:style-name="pr4" draw:layer="layout" svg:width="24.639cm" svg:height="12.179cm" svg:x="1.4cm" svg:y="4.914cm" presentation:class="outline">
          <draw:text-box>
            <text:list text:style-name="L2">
              <text:list-item>
                <text:p>The heart of the issue is access control</text:p>
              </text:list-item>
              <text:list-item>
                <text:p>Always check access control. Don't settle for the fact that the user is logged in.</text:p>
              </text:list-item>
              <text:list-item>
                <text:p>Don't expose ids to client side, keep them server side.</text:p>
              </text:list-item>
              <text:list-item>
                <text:p>If you must expose them after translation to huge search space.</text:p>
              </text:list-item>
              <text:list-item>
                <text:p>And invalidate entries in the translation map.</text:p>
              </text:list-item>
              <text:list-item>
                <text:p>Or build translation map per user.</text:p>
              </text:list-item>
              <text:list-item>
                <text:p>Hard to implement because access control is project specific.</text:p>
              </text:list-item>
              <text:list-item>
                <text:p>Indirect references are good anyway (for application backwards compatibility).</text:p>
              </text:list-item>
              <text:list-item>
                <text:p>Make your DBA angry by asking for primary key which is wide and cryptographically random.</text:p>
              </text:list-item>
            </text:list>
          </draw:text-box>
        </draw:frame>
        <presentation:notes draw:style-name="dp2">
          <office:forms form:automatic-focus="false" form:apply-design-mode="false"/>
          <draw:page-thumbnail draw:style-name="gr1" draw:layer="layout" svg:width="13.968cm" svg:height="10.476cm" svg:x="3.81cm" svg:y="2.123cm" draw:page-number="64" presentation:class="page"/>
          <draw:frame presentation:style-name="pr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size="20pt" fo:font-style="normal" fo:text-shadow="none" style:text-underline-style="none" fo:font-weight="normal" style:letter-kerning="true" style:font-name-asian="DejaVu Sans" style:font-size-asian="20pt" style:font-style-asian="normal" style:font-weight-asian="normal" style:font-name-complex="Lohit Hindi"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font-name="Arial" fo:font-size="32pt" fo:font-style="normal" fo:text-shadow="none" style:text-underline-style="none" fo:font-weight="normal" style:letter-kerning="true" style:font-name-asian="DejaVu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size="32pt" fo:font-style="normal" fo:text-shadow="none" style:text-underline-style="none" fo:font-weight="normal" style:letter-kerning="true" style:font-name-asian="DejaVu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size="44pt" fo:font-style="normal" fo:text-shadow="none" style:text-underline-style="none" fo:font-weight="normal" style:letter-kerning="true" style:font-name-asian="DejaVu Sans" style:font-size-asian="44pt" style:font-style-asian="normal" style:font-weight-asian="normal" style:font-name-complex="Lohit Hindi"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2-11-20T04:00:47</meta:creation-date>
    <meta:editing-duration>PT11H2M1S</meta:editing-duration>
    <meta:editing-cycles>33</meta:editing-cycles>
    <dc:date>2013-11-19T07:05:44.020198341</dc:date>
    <meta:generator>LibreOffice/4.1.2.3$Linux_x86 LibreOffice_project/410m0$Build-3</meta:generator>
    <meta:document-statistic meta:object-count="270"/>
  </office:meta>
</office:document-meta>
</file>